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k prototypu</text:p>
      <text:p text:style-name="P3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7"><text:tab/>Projektová dokumentácia k prototypu, v rozsahu <text:span text:style-name="T7">9</text:span> strán</text:p>
      <text:p text:style-name="P17"><text:tab/>Dokumentácia riadenia projektu, v rozsahu 11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7. 12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2-17T01:16:08</dc:date>
    <meta:editing-cycles>12</meta:editing-cycles>
    <meta:editing-duration>PT11H12M3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" meta:word-count="58" meta:character-count="459"/>
  </office:meta>
</office:document-meta>
</file>